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style:font-face style:name="OpenSymbol" svg:font-family="OpenSymbol" style:font-charset="x-symbol"/>
  </office:font-face-decls>
  <office:automatic-styles>
    <style:style style:name="Table2" style:family="table">
      <style:table-properties style:width="6.925in" table:align="margins"/>
    </style:style>
    <style:style style:name="Table2.A" style:family="table-column">
      <style:table-column-properties style:column-width="3.3458in" style:rel-column-width="31663*"/>
    </style:style>
    <style:style style:name="Table2.B" style:family="table-column">
      <style:table-column-properties style:column-width="1.1271in" style:rel-column-width="10666*"/>
    </style:style>
    <style:style style:name="Table2.C" style:family="table-column">
      <style:table-column-properties style:column-width="1.0049in" style:rel-column-width="9509*"/>
    </style:style>
    <style:style style:name="Table2.D" style:family="table-column">
      <style:table-column-properties style:column-width="1.4472in" style:rel-column-width="13697*"/>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Table_20_Contents">
      <style:text-properties fo:font-weight="bold" officeooo:rsid="002e8c9e" officeooo:paragraph-rsid="002e8c9e" style:font-weight-asian="bold" style:font-weight-complex="bold"/>
    </style:style>
    <style:style style:name="P8" style:family="paragraph" style:parent-style-name="Table_20_Contents">
      <style:text-properties officeooo:rsid="002e8c9e" officeooo:paragraph-rsid="002e8c9e"/>
    </style:style>
    <style:style style:name="P9" style:family="paragraph" style:parent-style-name="Text_20_body">
      <style:text-properties officeooo:rsid="002e8c9e" officeooo:paragraph-rsid="002e8c9e"/>
    </style:style>
    <style:style style:name="P10" style:family="paragraph" style:parent-style-name="Text_20_body">
      <style:text-properties officeooo:rsid="00333d6a" officeooo:paragraph-rsid="00333d6a"/>
    </style:style>
    <style:style style:name="P11" style:family="paragraph" style:parent-style-name="Table_20_Contents">
      <style:text-properties fo:color="#ff8000" loext:opacity="100%" fo:font-weight="bold" officeooo:rsid="00333d6a" officeooo:paragraph-rsid="00333d6a" style:font-weight-asian="bold" style:font-weight-complex="bold"/>
    </style:style>
    <style:style style:name="P12" style:family="paragraph" style:parent-style-name="Table_20_Contents">
      <style:text-properties fo:color="#00a933" loext:opacity="100%" fo:font-weight="bold" officeooo:rsid="00333d6a" officeooo:paragraph-rsid="00333d6a" style:font-weight-asian="bold" style:font-weight-complex="bold"/>
    </style:style>
    <style:style style:name="P13" style:family="paragraph" style:parent-style-name="Table_20_Contents">
      <style:text-properties fo:color="#00a933" loext:opacity="100%" fo:font-weight="bold" officeooo:rsid="002e8c9e" officeooo:paragraph-rsid="002e8c9e" style:font-weight-asian="bold" style:font-weight-complex="bold"/>
    </style:style>
    <style:style style:name="P14" style:family="paragraph" style:parent-style-name="Table_20_Contents">
      <style:text-properties officeooo:paragraph-rsid="00333d6a"/>
    </style:style>
    <style:style style:name="P15" style:family="paragraph" style:parent-style-name="Text_20_body">
      <style:text-properties officeooo:paragraph-rsid="00333d6a"/>
    </style:style>
    <style:style style:name="P16" style:family="paragraph" style:parent-style-name="Table_20_Contents">
      <style:text-properties fo:color="#808080" loext:opacity="100%" officeooo:rsid="00333d6a" officeooo:paragraph-rsid="00333d6a"/>
    </style:style>
    <style:style style:name="P17" style:family="paragraph" style:parent-style-name="Table_20_Contents">
      <style:text-properties fo:color="#808080" loext:opacity="100%" officeooo:paragraph-rsid="00333d6a"/>
    </style:style>
    <style:style style:name="P18" style:family="paragraph" style:parent-style-name="Text_20_body">
      <style:text-properties officeooo:paragraph-rsid="003a612a"/>
    </style:style>
    <style:style style:name="P19" style:family="paragraph" style:parent-style-name="Text_20_body">
      <style:text-properties officeooo:rsid="0030a069" officeooo:paragraph-rsid="00333d6a"/>
    </style:style>
    <style:style style:name="P20" style:family="paragraph" style:parent-style-name="Text_20_body">
      <style:paragraph-properties fo:break-before="page"/>
      <style:text-properties officeooo:rsid="0030a069" officeooo:paragraph-rsid="00333d6a"/>
    </style:style>
    <style:style style:name="P21" style:family="paragraph" style:parent-style-name="Text_20_body">
      <style:text-properties officeooo:paragraph-rsid="003ce4e1"/>
    </style:style>
    <style:style style:name="P22" style:family="paragraph" style:parent-style-name="Text_20_body">
      <style:text-properties officeooo:paragraph-rsid="003d24e9"/>
    </style:style>
    <style:style style:name="P23" style:family="paragraph" style:parent-style-name="Text_20_body">
      <style:text-properties officeooo:rsid="003d24e9" officeooo:paragraph-rsid="003d24e9"/>
    </style:style>
    <style:style style:name="P24" style:family="paragraph" style:parent-style-name="Heading_20_5">
      <style:paragraph-properties fo:break-before="page"/>
      <style:text-properties officeooo:rsid="003a612a" officeooo:paragraph-rsid="003a612a"/>
    </style:style>
    <style:style style:name="P25" style:family="paragraph" style:parent-style-name="Heading_20_5">
      <style:paragraph-properties fo:break-before="page"/>
    </style:style>
    <style:style style:name="P26" style:family="paragraph" style:parent-style-name="Heading_20_5">
      <style:paragraph-properties fo:break-before="page"/>
      <style:text-properties officeooo:rsid="00333d6a" officeooo:paragraph-rsid="00333d6a"/>
    </style:style>
    <style:style style:name="P27" style:family="paragraph" style:parent-style-name="Heading_20_5">
      <style:text-properties officeooo:paragraph-rsid="003bcbc0"/>
    </style:style>
    <style:style style:name="P28" style:family="paragraph" style:parent-style-name="Text_20_body" style:list-style-name="L1">
      <style:text-properties officeooo:paragraph-rsid="00333d6a"/>
    </style:style>
    <style:style style:name="P29" style:family="paragraph" style:parent-style-name="Text_20_body" style:list-style-name="L2">
      <style:text-properties officeooo:paragraph-rsid="003a612a"/>
    </style:style>
    <style:style style:name="P30" style:family="paragraph" style:parent-style-name="Text_20_body" style:list-style-name="L3">
      <style:text-properties officeooo:paragraph-rsid="003a612a"/>
    </style:style>
    <style:style style:name="P31" style:family="paragraph" style:parent-style-name="Text_20_body" style:list-style-name="L3">
      <style:text-properties officeooo:paragraph-rsid="003d24e9"/>
    </style:style>
    <style:style style:name="P32" style:family="paragraph" style:parent-style-name="Text_20_body" style:list-style-name="L4">
      <style:text-properties officeooo:paragraph-rsid="003ce4e1"/>
    </style:style>
    <style:style style:name="P33" style:family="paragraph" style:parent-style-name="Text_20_body" style:list-style-name="L5">
      <style:text-properties officeooo:paragraph-rsid="003a612a"/>
    </style:style>
    <style:style style:name="P34" style:family="paragraph" style:parent-style-name="Text_20_body" style:list-style-name="L6">
      <style:text-properties officeooo:paragraph-rsid="003d24e9"/>
    </style:style>
    <style:style style:name="P35" style:family="paragraph" style:parent-style-name="Text_20_body" style:list-style-name="L7">
      <style:text-properties officeooo:paragraph-rsid="003d24e9"/>
    </style:style>
    <style:style style:name="P36" style:family="paragraph" style:parent-style-name="Text_20_body" style:list-style-name="L7">
      <style:text-properties officeooo:rsid="003d24e9" officeooo:paragraph-rsid="003d24e9"/>
    </style:style>
    <style:style style:name="T1" style:family="text">
      <style:text-properties officeooo:rsid="00036993"/>
    </style:style>
    <style:style style:name="T2" style:family="text">
      <style:text-properties fo:font-style="italic" style:font-style-asian="italic" style:font-style-complex="italic"/>
    </style:style>
    <style:style style:name="T3" style:family="text">
      <style:text-properties fo:font-style="italic" officeooo:rsid="003a612a" style:font-style-asian="italic" style:font-style-complex="italic"/>
    </style:style>
    <style:style style:name="T4" style:family="text">
      <style:text-properties fo:font-style="italic" officeooo:rsid="003d24e9" style:font-style-asian="italic" style:font-style-complex="italic"/>
    </style:style>
    <style:style style:name="T5" style:family="text">
      <style:text-properties officeooo:rsid="002e8c9e"/>
    </style:style>
    <style:style style:name="T6" style:family="text">
      <style:text-properties fo:font-weight="bold" style:font-weight-asian="bold" style:font-weight-complex="bold"/>
    </style:style>
    <style:style style:name="T7" style:family="text">
      <style:text-properties fo:font-weight="bold" officeooo:rsid="00333d6a" style:font-weight-asian="bold" style:font-weight-complex="bold"/>
    </style:style>
    <style:style style:name="T8" style:family="text">
      <style:text-properties fo:font-weight="bold" officeooo:rsid="0035c9a6" style:font-weight-asian="bold" style:font-weight-complex="bold"/>
    </style:style>
    <style:style style:name="T9" style:family="text">
      <style:text-properties fo:font-weight="bold" officeooo:rsid="0039e894" style:font-weight-asian="bold" style:font-weight-complex="bold"/>
    </style:style>
    <style:style style:name="T10" style:family="text">
      <style:text-properties fo:font-weight="bold" officeooo:rsid="003d24e9" style:font-weight-asian="bold" style:font-weight-complex="bold"/>
    </style:style>
    <style:style style:name="T11" style:family="text">
      <style:text-properties fo:font-weight="bold" officeooo:rsid="00400824" style:font-weight-asian="bold" style:font-weight-complex="bold"/>
    </style:style>
    <style:style style:name="T12" style:family="text">
      <style:text-properties officeooo:rsid="00333d6a"/>
    </style:style>
    <style:style style:name="T13" style:family="text">
      <style:text-properties officeooo:rsid="0035c9a6"/>
    </style:style>
    <style:style style:name="T14" style:family="text">
      <style:text-properties fo:font-style="normal" fo:font-weight="bold" officeooo:rsid="0035c9a6" style:font-style-asian="normal" style:font-weight-asian="bold" style:font-style-complex="normal" style:font-weight-complex="bold"/>
    </style:style>
    <style:style style:name="T15" style:family="text">
      <style:text-properties fo:font-style="normal" fo:font-weight="bold" officeooo:rsid="003d24e9"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officeooo:rsid="0038a5be"/>
    </style:style>
    <style:style style:name="T18" style:family="text">
      <style:text-properties officeooo:rsid="003a612a"/>
    </style:style>
    <style:style style:name="T19" style:family="text">
      <style:text-properties officeooo:rsid="003d24e9"/>
    </style:style>
    <style:style style:name="T20" style:family="text">
      <style:text-properties officeooo:rsid="003f528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10" text:separation-character="." text:name="Text"/>
        <text:sequence-decl text:display-outline-level="0" text:name="Drawing"/>
        <text:sequence-decl text:display-outline-level="0" text:name="Figure"/>
      </text:sequence-decls>
      <text:h text:style-name="Heading_20_4" text:outline-level="4"><text:span text:style-name="T19">Homebrew</text:span> Packages</text:h>
      <text:p text:style-name="P18">AutomataCI supports <text:span text:style-name="T19">Homebrew</text:span><text:span text:style-name="T13"> packages with “</text:span><text:span text:style-name="T8">-</text:span><text:span text:style-name="T10">homebrew</text:span><text:span text:style-name="T13">” keyword in its name (e.g. “mypro</text:span><text:span text:style-name="T17">duct</text:span><text:span text:style-name="T14">-</text:span><text:span text:style-name="T15">homebrew</text:span><text:span text:style-name="T13">_any-any”) is detected</text:span>. <text:span text:style-name="T13">The supporting documentations AutomataCI based on are as follows:</text:span></text:p>
      <text:list text:style-name="L1">
        <text:list-item>
          <text:p text:style-name="P28"><text:a xlink:type="simple" xlink:href="https://docs.brew.sh/" text:style-name="Internet_20_link" text:visited-style-name="Visited_20_Internet_20_Link">https://docs.brew.sh/</text:a></text:p>
        </text:list-item>
        <text:list-item>
          <text:p text:style-name="P28"><text:a xlink:type="simple" xlink:href="https://docs.brew.sh/Taps" text:style-name="Internet_20_link" text:visited-style-name="Visited_20_Internet_20_Link">https://docs.brew.sh/Taps</text:a></text:p>
        </text:list-item>
        <text:list-item>
          <text:p text:style-name="P28"><text:a xlink:type="simple" xlink:href="https://docs.brew.sh/Formula-Cookbook" text:style-name="Internet_20_link" text:visited-style-name="Visited_20_Internet_20_Link">https://docs.brew.sh/Formula-Cookbook</text:a></text:p>
        </text:list-item>
        <text:list-item>
          <text:p text:style-name="P28"><text:a xlink:type="simple" xlink:href="https://github.com/Homebrew/homebrew-core/tree/master" text:style-name="Internet_20_link" text:visited-style-name="Visited_20_Internet_20_Link">https://github.com/Homebrew/homebrew-core/tree/master</text:a></text:p>
        </text:list-item>
        <text:list-item>
          <text:p text:style-name="P28"><text:a xlink:type="simple" xlink:href="https://brew.sh/2020/11/18/homebrew-tap-with-bottles-uploaded-to-github-releases/" text:style-name="Internet_20_link" text:visited-style-name="Visited_20_Internet_20_Link">https://brew.sh/2020/11/18/homebrew-tap-with-bottles-uploaded-to-github-releases/</text:a></text:p>
        </text:list-item>
      </text:list>
      <text:p text:style-name="P15"/>
      <text:p text:style-name="P15">Starting from version <text:span text:style-name="T18">2.0.</text:span>0, AutomataCI package <text:span text:style-name="T19">Homebrew</text:span> type in parallel execution.</text:p>
      <text:h text:style-name="P24" text:outline-level="5">How it Works</text:h>
      <text:p text:style-name="P18"><text:span text:style-name="T18">AutomataCI counts on </text:span><text:span text:style-name="T19">generating the Homebrew usable YAML manifest easily with some placeholder fields to mitigate Homebrew’s “chicken and egg” problems.</text:span></text:p>
      <text:p text:style-name="P18"/>
      <text:p text:style-name="P18">Homebrew itself is somehow complicated when it comes to being automated by any CI pipelines mainly due to Apple’s security requirements and its rather poor management over handling its vast coverage of development permutation possibilities. Moreover, the introduction of its own brewing terminologies makes the technical comprehension notoriously confusing albeit being flamboyant and fancy. After careful analysis over Homebrew’s ecosystem, it’s safer to let Homebrew to have its own dedicated package archive for distributions.</text:p>
      <text:p text:style-name="P18"/>
      <text:p text:style-name="P18">By default, AutomataCI recommends only package a <text:span text:style-name="T19">compatible</text:span> source codes alongside AutomataCI tool for end-user’s compilation. This is mainly to handle 2 problems:</text:p>
      <text:list text:style-name="L2">
        <text:list-item>
          <text:p text:style-name="P29">Microsoft Signing Security Requirement (<text:a xlink:type="simple" xlink:href="https://learn.microsoft.com/en-us/windows/win32/seccrypto/signtool" text:style-name="Internet_20_link" text:visited-style-name="Visited_20_Internet_20_Link">https://learn.microsoft.com/en-us/windows/win32/seccrypto/signtool</text:a>) — ensures the built binary is code-signed locally at the end user side of things; AND</text:p>
        </text:list-item>
        <text:list-item>
          <text:p text:style-name="P29">Fulfilling <text:span text:style-name="T19">Homebrew’s</text:span> basic requirement.</text:p>
        </text:list-item>
      </text:list>
      <text:p text:style-name="P18"/>
      <text:p text:style-name="P18">Should the package delivers pre-compiled binaries <text:span text:style-name="T19">(called “</text:span><text:span text:style-name="T4">bottle</text:span><text:span text:style-name="T19">”)</text:span>, it’s entirely your responsibility to get the binary both code-signed and notarized in your build system. Otherwise, should the product is accepted by the <text:span text:style-name="T19">Homebrew</text:span> Core team, the package is published. For GUI and etc, AutomataCI highly recommends to split it into a separate package since not everyone is using GUI interface.</text:p>
      <text:h text:style-name="P25" text:outline-level="5">Supported Platforms</text:h>
      <text:p text:style-name="P9">The current AutomataCI supported host platforms are shown in Table <text:sequence-ref text:reference-format="category-and-value" text:ref-name="refText0">1.1.1.1.2.1</text:sequence-ref>.</text:p>
      <text:p text:style-name="Table"><text:span text:style-name="T12">Table</text:span> <text:sequence text:ref-name="refText0" text:name="Text" text:formula="ooow:Text+1" style:num-format="1">1.1.1.1.2.1</text:sequence>: <text:span text:style-name="T19">Homebrew</text:span><text:span text:style-name="T12"> packaging</text:span><text:span text:style-name="T5"> support status</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Platform</text:p>
          </table:table-cell>
          <table:table-cell table:style-name="Table2.A1" office:value-type="string">
            <text:p text:style-name="P7">Supported</text:p>
          </table:table-cell>
          <table:table-cell table:style-name="Table2.A1" office:value-type="string">
            <text:p text:style-name="P7">Tested</text:p>
          </table:table-cell>
          <table:table-cell table:style-name="Table2.D1" office:value-type="string">
            <text:p text:style-name="P7">Automated Test</text:p>
          </table:table-cell>
        </table:table-row>
        <table:table-row>
          <table:table-cell table:style-name="Table2.A2" office:value-type="string">
            <text:p text:style-name="P8">linux-amd64 (Debian)</text:p>
          </table:table-cell>
          <table:table-cell table:style-name="Table2.A2" office:value-type="string">
            <text:p text:style-name="P12">Yes</text:p>
          </table:table-cell>
          <table:table-cell table:style-name="Table2.A2" office:value-type="string">
            <text:p text:style-name="P12">Yes</text:p>
          </table:table-cell>
          <table:table-cell table:style-name="Table2.D2" office:value-type="string">
            <text:p text:style-name="P12">Yes</text:p>
          </table:table-cell>
        </table:table-row>
        <table:table-row>
          <table:table-cell table:style-name="Table2.A2" office:value-type="string">
            <text:p text:style-name="P8">linux-amd64 (Red Hat - Fedora)</text:p>
          </table:table-cell>
          <table:table-cell table:style-name="Table2.A2" office:value-type="string">
            <text:p text:style-name="P11">Yes</text:p>
          </table:table-cell>
          <table:table-cell table:style-name="Table2.A2" office:value-type="string">
            <text:p text:style-name="P11">No</text:p>
          </table:table-cell>
          <table:table-cell table:style-name="Table2.D2" office:value-type="string">
            <text:p text:style-name="P11">Yes</text:p>
          </table:table-cell>
        </table:table-row>
        <table:table-row>
          <table:table-cell table:style-name="Table2.A2" office:value-type="string">
            <text:p text:style-name="P8">darwin-amd64 (Intel-based MacOS)</text:p>
          </table:table-cell>
          <table:table-cell table:style-name="Table2.A2" office:value-type="string">
            <text:p text:style-name="P13">Yes</text:p>
          </table:table-cell>
          <table:table-cell table:style-name="Table2.A2" office:value-type="string">
            <text:p text:style-name="P12">Yes</text:p>
          </table:table-cell>
          <table:table-cell table:style-name="Table2.D2" office:value-type="string">
            <text:p text:style-name="P12">Yes</text:p>
          </table:table-cell>
        </table:table-row>
        <table:table-row>
          <table:table-cell table:style-name="Table2.A2" office:value-type="string">
            <text:p text:style-name="P8">windows-amd64 </text:p>
          </table:table-cell>
          <table:table-cell table:style-name="Table2.A2" office:value-type="string">
            <text:p text:style-name="P12">Yes</text:p>
          </table:table-cell>
          <table:table-cell table:style-name="Table2.A2" office:value-type="string">
            <text:p text:style-name="P12">Yes</text:p>
          </table:table-cell>
          <table:table-cell table:style-name="Table2.D2" office:value-type="string">
            <text:p text:style-name="P12">Yes</text:p>
          </table:table-cell>
        </table:table-row>
      </table:table>
      <text:p text:style-name="P9"/>
      <text:h text:style-name="P26" text:outline-level="5">Content Assembling Function</text:h>
      <text:p text:style-name="P10">The content assembling function is shown in Table <text:sequence-ref text:reference-format="category-and-value" text:ref-name="refText1">1.1.1.1.3.1</text:sequence-ref>.</text:p>
      <text:p text:style-name="Table"><text:span text:style-name="T12">Table</text:span> <text:sequence text:ref-name="refText1" text:name="Text" text:formula="ooow:Text+1" style:num-format="1">1.1.1.1.3.1</text:sequence>: <text:span text:style-name="T12">the content assembly function symbol for </text:span><text:span text:style-name="T19">Homebrew</text:span><text:span text:style-name="T12"> packager</text:span></text:p>
      <table:table table:name="Table1" table:style-name="Table1">
        <table:table-column table:style-name="Table1.A"/>
        <table:table-row>
          <table:table-cell table:style-name="Table1.A1" office:value-type="string">
            <text:p text:style-name="P16"># POSIX Shell</text:p>
            <text:p text:style-name="P14"><text:span text:style-name="T6">PACKAGE</text:span><text:span text:style-name="T7">_A</text:span><text:span text:style-name="T6">ssemble_</text:span><text:span text:style-name="T11">HOMEBREW</text:span><text:span text:style-name="T6">_</text:span><text:span text:style-name="T7">C</text:span><text:span text:style-name="T6">ontent</text:span>() {</text:p>
            <text:p text:style-name="P14"><text:tab/>_target="$1"</text:p>
            <text:p text:style-name="P14"><text:tab/>_directory="$2"</text:p>
            <text:p text:style-name="P14"><text:tab/>_target_name="$3"</text:p>
            <text:p text:style-name="P14"><text:tab/>_target_os="$4"</text:p>
            <text:p text:style-name="P14"><text:tab/>_target_arch="$5"</text:p>
            <text:p text:style-name="P14"/>
            <text:p text:style-name="P17"><text:tab/>…</text:p>
            <text:p text:style-name="P14">}</text:p>
          </table:table-cell>
        </table:table-row>
        <table:table-row>
          <table:table-cell table:style-name="Table1.A2" office:value-type="string">
            <text:p text:style-name="P16"># PowerShell</text:p>
            <text:p text:style-name="P14"><text:span text:style-name="T6">PACKAGE-Assemble-</text:span><text:span text:style-name="T11">HOMEBREW</text:span><text:span text:style-name="T6">-Content</text:span> {</text:p>
            <text:p text:style-name="P14"><text:tab/>param(</text:p>
            <text:p text:style-name="P14"><text:tab/><text:tab/>[string]$_target,</text:p>
            <text:p text:style-name="P14"><text:tab/><text:tab/>[string]$_directory,</text:p>
            <text:p text:style-name="P14"><text:tab/><text:tab/>[string]$_target_name,</text:p>
            <text:p text:style-name="P14"><text:tab/><text:tab/>[string]$_target_os,</text:p>
            <text:p text:style-name="P14"><text:tab/><text:tab/>[string]$_target_arch</text:p>
            <text:p text:style-name="P14"><text:tab/><text:span text:style-name="T12">)</text:span></text:p>
            <text:p text:style-name="P14"/>
            <text:p text:style-name="P17"><text:tab/>…</text:p>
            <text:p text:style-name="P14">}</text:p>
          </table:table-cell>
        </table:table-row>
      </table:table>
      <text:p text:style-name="P19"/>
      <text:p text:style-name="P20">The objectives are:</text:p>
      <text:list text:style-name="L3">
        <text:list-item>
          <text:p text:style-name="P30">to assemble a build-able source codes consumable by <text:span text:style-name="T19">Homebrew</text:span> and its build tools inside “<text:span text:style-name="T3">${_directory}</text:span><text:span text:style-name="T16">”</text:span> directory; AND</text:p>
        </text:list-item>
        <text:list-item>
          <text:p text:style-name="P31">to script the <text:span text:style-name="T2">${_directory}/formula.rb</text:span> Homebrew formula script used as a foundation for creating the finalized Homebrew formula Ruby source code.</text:p>
        </text:list-item>
      </text:list>
      <text:p text:style-name="P22"/>
      <text:p text:style-name="P21">The following return numbers to tell AutomataCI to perform the necessary actions:</text:p>
      <text:list text:style-name="L4">
        <text:list-item>
          <text:p text:style-name="P32"><text:span text:style-name="T9">1</text:span><text:span text:style-name="T6">0</text:span> – Tell AutomataCI to skip the packaging process.</text:p>
        </text:list-item>
        <text:list-item>
          <text:p text:style-name="P32"><text:span text:style-name="T6">0</text:span> – All good and proceed.</text:p>
        </text:list-item>
        <text:list-item>
          <text:p text:style-name="P32"><text:span text:style-name="T9">non-0</text:span> – Error is found.</text:p>
        </text:list-item>
      </text:list>
      <text:h text:style-name="P26" text:outline-level="5">Required Files</text:h>
      <text:p text:style-name="P10">This packager <text:span text:style-name="T13">has the following required files:</text:span></text:p>
      <text:list text:style-name="L5">
        <text:list-item>
          <text:p text:style-name="P33"><text:span text:style-name="T6">${_directory}/</text:span><text:span text:style-name="T10">formula.rb</text:span> – the <text:span text:style-name="T19">Homebrew package’s Ruby script</text:span>.</text:p>
        </text:list-item>
      </text:list>
      <text:p text:style-name="P18"/>
      <text:p text:style-name="P22"><text:span text:style-name="T19">To overcome the Homebrew “chicken and egg” problem” (see later testing package section), t</text:span>he <text:span text:style-name="T2">formula.rb</text:span> can have the following placeholders (exactly as it is) for value replacement during the packing process:</text:p>
      <text:list text:style-name="L6">
        <text:list-item>
          <text:p text:style-name="P34"><text:span text:style-name="T6">{{ TARGET_PACKAGE }}</text:span> <text:span text:style-name="T19">–</text:span> the <text:span text:style-name="T2">.tar.xz</text:span> package name for AutomataCI to replace in; AND</text:p>
        </text:list-item>
        <text:list-item>
          <text:p text:style-name="P34"><text:span text:style-name="T6">{{ TARGET_SHASUM }}</text:span> <text:span text:style-name="T19">–</text:span> the required <text:span text:style-name="T2">SHA256</text:span> value of the <text:span text:style-name="T2">.tar.xz</text:span> package. </text:p>
        </text:list-item>
      </text:list>
      <text:p text:style-name="P22">Otherwise, its format complies strictly to Homebrew’s Formula Cookbook (<text:a xlink:type="simple" xlink:href="https://docs.brew.sh/Formula-Cookbook" text:style-name="Internet_20_link" text:visited-style-name="Visited_20_Internet_20_Link">https://docs.brew.sh/Formula-Cookbook</text:a>).</text:p>
      <text:p text:style-name="P18">Should the required files are missing, AutomataCI shall fail the <text:span text:style-name="T18">entire </text:span>Package CI Job run.</text:p>
      <text:p text:style-name="P18"/>
      <text:h text:style-name="P27" text:outline-level="5">Testing Package</text:h>
      <text:p text:style-name="P23">There is literally no way to test the Homebrew package due to its “Chicken and Egg” problem it caused:</text:p>
      <text:list text:style-name="L7">
        <text:list-item>
          <text:p text:style-name="P35"><text:span text:style-name="T19">In order to test the Homebrew formula, the Homebrew package (both </text:span><text:span text:style-name="T4">formula.rb</text:span><text:span text:style-name="T19"> and </text:span><text:span text:style-name="T4">.tar.xz</text:span><text:span text:style-name="T19"> payload) MUST be released and officiated first; BUT</text:span></text:p>
        </text:list-item>
        <text:list-item>
          <text:p text:style-name="P36">To create the releasable package, the package has to be tested first but it can’t because the <text:span text:style-name="T2">.tar.gz</text:span> is not available in the official distribution channels.</text:p>
        </text:list-item>
      </text:list>
      <text:p text:style-name="P23">Hence, the only way to do it is to manually test it out after release <text:span text:style-name="T20">and then version control everything accordingly. Good luc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1" fo:font-family="'Noto Serif'" style:font-style-name="Regular" style:font-family-generic="roman" style:font-pitch="variable" style:font-name-asian="Noto Serif CJK SC Light"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1"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text-properties style:font-weight-asian="250"/>
    </style:style>
    <style:style style:name="List" style:family="paragraph" style:parent-style-name="Text_20_body" style:class="list">
      <style:text-properties style:font-name="Noto Sans" fo:font-family="'Noto Sans'" style:font-family-generic="swiss" fo:font-size="10pt" style:font-name-asian="Noto Sans CJK SC Light" style:font-family-asian="'Noto Sans CJK SC Light'" style:font-family-generic-asian="swiss"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style:font-weight-asian="250"/>
    </style:style>
    <style:style style:name="Index" style:family="paragraph" style:parent-style-name="Standard" style:class="index">
      <style:paragraph-properties text:number-lines="false" text:line-number="0"/>
      <style:text-properties style:font-name="Noto Serif1" fo:font-family="'Noto Serif'" style:font-style-name="Regular" style:font-family-generic="roman" style:font-pitch="variable" fo:font-size="10pt" fo:language="zxx" fo:country="none" style:font-name-asian="Noto Serif CJK SC Light" style:font-family-asian="'Noto Serif CJK SC Light'" style:font-style-name-asian="Regular" style:font-family-generic-asian="roman" style:font-pitch-asian="variable"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oto Serif Mono" fo:font-family="'Noto Serif Mono'" style:font-style-name="Regular" style:font-family-generic="roman" fo:font-size="10pt" style:font-name-asian="Noto Serif Mono CJK SC" style:font-family-asian="'Noto Serif Mono CJK SC'" style:font-style-name-asian="Regular" style:font-family-generic-asian="roman"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style>
    <style:style style:name="Text" style:family="paragraph" style:parent-style-name="Caption" style:class="extra">
      <style:paragraph-properties fo:text-align="center" style:justify-single-word="false"/>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6</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page-number text:select-page="current">6</text:page-number><text:s/><text:span text:style-name="MT1">of </text:span><text:page-count>6</text:page-count></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5</text:page-number><text:s/><text:span text:style-name="MT1">of </text:span><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7.6.4.1$Linux_X86_64 LibreOffice_project/e19e193f88cd6c0525a17fb7a176ed8e6a3e2aa1</meta:generator>
    <meta:editing-duration>P1DT11M23S</meta:editing-duration>
    <meta:editing-cycles>54</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3-12-10T09:21:05.411810123</dc:date>
    <dc:creator>Kean Ho Chew</dc:creator>
    <meta:document-statistic meta:table-count="2" meta:image-count="0" meta:object-count="0" meta:page-count="6" meta:paragraph-count="86" meta:word-count="646" meta:character-count="4730" meta:non-whitespace-character-count="4165"/>
    <meta:template xlink:type="simple" xlink:actuate="onRequest" xlink:title="Official Book" xlink:href="../../templates/Book.ott" meta:date="2023-11-17T20:33:17.245827505"/>
  </office:meta>
</office:document-meta>
</file>